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FighterJet.java method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</table:table-row>
        <table:table-row table:style-name="ro1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Test Data</text:p>
          </table:table-cell>
          <table:table-cell table:style-name="ce5" office:value-type="string" calcext:value-type="string">
            <text:p>Expecteded Results</text:p>
          </table:table-cell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6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7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 office:value-type="string" calcext:value-type="string">
            <text:p>Dsitance = -2</text:p>
            <text:p>WingSpan = 1</text:p>
            <text:p>WingSpan =1 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 office:value-type="string" calcext:value-type="string">
            <text:p>Distance =  50</text:p>
            <text:p>WingSpan = 6</text:p>
            <text:p>Cyulinders = 1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 office:value-type="string" calcext:value-type="string">
            <text:p>Distance  = -5</text:p>
            <text:p>Wingspan = 1</text:p>
            <text:p>Cylinders = 10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 office:value-type="string" calcext:value-type="string">
            <text:p>Distance =  -1</text:p>
            <text:p>Wingspan = 12</text:p>
            <text:p>Cylinders = 4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 office:value-type="string" calcext:value-type="string">
            <text:p>Distance = -4</text:p>
            <text:p>WingSpan = 30</text:p>
            <text:p>Cylinders 25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 office:value-type="string" calcext:value-type="string">
            <text:p>Distance = -1</text:p>
            <text:p>Wingspan = 7</text:p>
            <text:p>Cylinders = 26</text:p>
          </table:table-cell>
          <table:table-cell office:value-type="string" calcext:value-type="string">
            <text:p>timeHouts = inValid</text:p>
          </table:table-cell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 =  50</text:p>
            <text:p>WingSpan = 30</text:p>
            <text:p>Cylinders = 12</text:p>
          </table:table-cell>
          <table:table-cell office:value-type="string" calcext:value-type="string">
            <text:p>timeHours = inValid</text:p>
          </table:table-cell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 office:value-type="string" calcext:value-type="string">
            <text:p>Distance = -50</text:p>
            <text:p>Wingspan = -2</text:p>
            <text:p>Cylinders = -1</text:p>
          </table:table-cell>
          <table:table-cell office:value-type="string" calcext:value-type="string">
            <text:p>timeHours = inValid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 table:number-columns-spanned="3" table:number-rows-spanned="1">
            <text:p>Engine.java</text:p>
          </table:table-cell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</table:table-row>
        <table:table-row table:style-name="ro2">
          <table:table-cell table:style-name="ce7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3:34:38.944498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0T16:00:18.057436375</dc:date>
    <meta:editing-duration>PT9H32M</meta:editing-duration>
    <meta:editing-cycles>14</meta:editing-cycles>
    <meta:generator>LibreOffice/6.0.7.3$Linux_X86_64 LibreOffice_project/00m0$Build-3</meta:generator>
    <meta:document-statistic meta:table-count="1" meta:cell-count="135" meta:object-count="0"/>
  </office:meta>
</office:document-meta>
</file>